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24-01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23-01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21-12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20-12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9-12-18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9-01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8-01-0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7-01-04 16:3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6-01-12 19:3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06097330301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